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null-year="1911"/>
      <table:table table:name="Tabell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Afghanist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fghanist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5">
            <text:p>7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fghanist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fghanist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fghanistan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79">
            <text:p>7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lbania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ntigua and Barbuda</text:p>
          </table:table-cell>
          <table:table-cell table:style-name="ce1" office:value-type="float" office:value="1268">
            <text:p>1268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rgentina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rmenia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alia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50">
            <text:p>6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60">
            <text:p>66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64">
            <text:p>66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76">
            <text:p>67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80">
            <text:p>68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81">
            <text:p>68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88">
            <text:p>68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ustria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99">
            <text:p>6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zerbaijan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zerbaijan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55">
            <text:p>5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zerbaijan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hamas</text:p>
          </table:table-cell>
          <table:table-cell table:style-name="ce1" office:value-type="float" office:value="1242">
            <text:p>1242</text:p>
          </table:table-cell>
          <table:table-cell table:style-name="ce1" office:value-type="float" office:value="35">
            <text:p>3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hamas</text:p>
          </table:table-cell>
          <table:table-cell table:style-name="ce1" office:value-type="float" office:value="1242">
            <text:p>1242</text:p>
          </table:table-cell>
          <table:table-cell table:style-name="ce1" office:value-type="float" office:value="45">
            <text:p>4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hamas</text:p>
          </table:table-cell>
          <table:table-cell table:style-name="ce1" office:value-type="float" office:value="1242">
            <text:p>1242</text:p>
          </table:table-cell>
          <table:table-cell table:style-name="ce1" office:value-type="float" office:value="55">
            <text:p>5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hrain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ngladesh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81">
            <text:p>18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ngladesh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9">
            <text:p>1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ngladesh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7">
            <text:p>1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angladesh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16">
            <text:p>1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arus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25">
            <text:p>2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arus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29">
            <text:p>2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arus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3">
            <text:p>3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arus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44">
            <text:p>4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gium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7">
            <text:p>4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gium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8">
            <text:p>4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gium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9">
            <text:p>4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lize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enin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hutan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17">
            <text:p>1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olivia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osnia and Herzegovina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61">
            <text:p>6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osnia and Herzegovina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62">
            <text:p>6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osnia and Herzegovina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63">
            <text:p>6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osnia and Herzegovina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65">
            <text:p>6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otswana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razil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razil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razil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runei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ulgaria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87">
            <text:p>8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ulgaria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88">
            <text:p>8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ulgaria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89">
            <text:p>8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ulgaria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48">
            <text:p>4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urkina Faso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Burundi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ambodia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ape Verde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hile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7">
            <text:p>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hile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8">
            <text:p>9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hile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9">
            <text:p>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ople's Republic of China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3">
            <text:p>1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ople's Republic of China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olombia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1">
            <text:p>3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omoros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Congo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Congo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Congo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2">
            <text:p>2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81">
            <text:p>8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84">
            <text:p>8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85">
            <text:p>8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86">
            <text:p>8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88">
            <text:p>8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89">
            <text:p>8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0">
            <text:p>9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4">
            <text:p>9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5">
            <text:p>9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6">
            <text:p>9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7">
            <text:p>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8">
            <text:p>9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mocratic Republic of Congo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99">
            <text:p>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osta Rica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roatia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uba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yprus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99">
            <text:p>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yprus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96">
            <text:p>9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yprus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97">
            <text:p>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zech Republic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60">
            <text:p>6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zech Republic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72">
            <text:p>7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zech Republic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73">
            <text:p>7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Czech Republic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nmark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0">
            <text:p>3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enmark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0">
            <text:p>4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Djibouti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ast Timor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cuador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cuador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gypt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l Salvador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quatorial Guinea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ritrea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stonia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thiopia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91">
            <text:p>9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Fiji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Finland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Finland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France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ambia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ambia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orgia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orgia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orgia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rmany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rmany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6">
            <text:p>1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rmany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ermany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00">
            <text:p>70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hana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8">
            <text:p>2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ibraltar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58">
            <text:p>5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reec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93">
            <text:p>69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reec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94">
            <text:p>69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reec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97">
            <text:p>6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reec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renada</text:p>
          </table:table-cell>
          <table:table-cell table:style-name="ce1" office:value-type="float" office:value="1473">
            <text:p>1473</text:p>
          </table:table-cell>
          <table:table-cell table:style-name="ce1" office:value-type="float" office:value="41">
            <text:p>4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uatemala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uatemala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uinea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uinea-Bissau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uinea-Bissau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Guyana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nduras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nduras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nduras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ng Kong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ng Kong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ng Kong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ungary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ungary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ungary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celand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celand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ndia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ndonesia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1">
            <text:p>9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31">
            <text:p>93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32">
            <text:p>93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34">
            <text:p>93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35">
            <text:p>93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36">
            <text:p>93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37">
            <text:p>93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reland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srael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0">
            <text:p>31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100">
            <text:p>3110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101">
            <text:p>3110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102">
            <text:p>3110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103">
            <text:p>3110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104">
            <text:p>3110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105">
            <text:p>3110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3">
            <text:p>31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19">
            <text:p>31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20">
            <text:p>32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22">
            <text:p>32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23">
            <text:p>32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27">
            <text:p>32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28">
            <text:p>32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29">
            <text:p>32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0">
            <text:p>33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1">
            <text:p>33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3">
            <text:p>33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4">
            <text:p>33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5">
            <text:p>33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6">
            <text:p>33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7">
            <text:p>33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8">
            <text:p>33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39">
            <text:p>33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0">
            <text:p>34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1">
            <text:p>34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3">
            <text:p>34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5">
            <text:p>34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6">
            <text:p>34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7">
            <text:p>34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8">
            <text:p>34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49">
            <text:p>34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50">
            <text:p>3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0">
            <text:p>36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1">
            <text:p>36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2">
            <text:p>36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3">
            <text:p>36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6">
            <text:p>36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68">
            <text:p>36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70">
            <text:p>3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73">
            <text:p>37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77">
            <text:p>3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80">
            <text:p>38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88">
            <text:p>38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89">
            <text:p>38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90">
            <text:p>39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91">
            <text:p>39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92">
            <text:p>39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93">
            <text:p>39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tal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397">
            <text:p>3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vory Coast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0">
            <text:p>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vory Coast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Japan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Japan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0">
            <text:p>8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Japan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90">
            <text:p>9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Jordan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azakhsta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azakhsta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77">
            <text:p>7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enya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osovo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44">
            <text:p>4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uwait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uwait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uwait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Kyrgyzstan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aos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20">
            <text:p>2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atvia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ebanon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ebanon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ebanon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71">
            <text:p>7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esotho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58">
            <text:p>5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esotho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ibya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91">
            <text:p>9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iechtenstein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ithuania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uxembourg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21">
            <text:p>62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uxembourg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28">
            <text:p>62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uxembourg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61">
            <text:p>66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uxembourg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68">
            <text:p>66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uxembourg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91">
            <text:p>69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Luxembourg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98">
            <text:p>69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cau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Macedonia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Macedonia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71">
            <text:p>7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Macedonia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75">
            <text:p>7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Macedonia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76">
            <text:p>7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Macedonia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epublic of Macedonia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dagascar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awi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awi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aysia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dives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dives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i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i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i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i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i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ta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79">
            <text:p>7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lta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99">
            <text:p>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uritania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uritius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uritius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uritius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exico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ldova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65">
            <text:p>6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ldova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ldova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69">
            <text:p>6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ldova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76">
            <text:p>7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ldova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ldova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79">
            <text:p>7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naco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naco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ntenegro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ngolia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rocco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ozambique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yanmar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auru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555">
            <text:p>55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pal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8">
            <text:p>9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therlands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0">
            <text:p>2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1">
            <text:p>2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4">
            <text:p>2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5">
            <text:p>2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7">
            <text:p>2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8">
            <text:p>2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ew Zealan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9">
            <text:p>2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icaragua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igeria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80">
            <text:p>8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igeria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90">
            <text:p>9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orway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Norway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Oman</text:p>
          </table:table-cell>
          <table:table-cell table:number-columns-repeated="2" table:style-name="ce1" office:value-type="float" office:value="968">
            <text:p>96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0">
            <text:p>30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1">
            <text:p>30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2">
            <text:p>30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6">
            <text:p>30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7">
            <text:p>30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8">
            <text:p>30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9">
            <text:p>30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45">
            <text:p>34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46">
            <text:p>34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44">
            <text:p>34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43">
            <text:p>34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42">
            <text:p>34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33">
            <text:p>33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34">
            <text:p>33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32">
            <text:p>33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31">
            <text:p>33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21">
            <text:p>32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22">
            <text:p>32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23">
            <text:p>32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3">
            <text:p>30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04">
            <text:p>30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20">
            <text:p>32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kistan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35">
            <text:p>33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lestinian Authority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59">
            <text:p>5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nama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nama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nama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nama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pua New Guinea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pua New Guinea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9">
            <text:p>6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araguay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ru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hilippines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1">
            <text:p>5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0">
            <text:p>6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6">
            <text:p>6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9">
            <text:p>6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2">
            <text:p>7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9">
            <text:p>7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lan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88">
            <text:p>8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rtugal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Qatar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Qatar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omania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ussia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Rwanda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moa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n Marino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66">
            <text:p>6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o Tome and Principe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90">
            <text:p>9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udi Arabia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udi Arabia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54">
            <text:p>5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udi Arabia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55">
            <text:p>5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audi Arabia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56">
            <text:p>5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negal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negal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rbia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ychelles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eychelles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ierra Leone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">
            <text:p>2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ierra Leone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30">
            <text:p>3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ierra Leone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33">
            <text:p>3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ierra Leone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ingapore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ingapore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lovakia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Africa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Africa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Kore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Kore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1">
            <text:p>1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Kore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6">
            <text:p>1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Kore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">
            <text:p>1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Kore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8">
            <text:p>1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outh Kore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9">
            <text:p>1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pain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6">
            <text:p>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ri Lanka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udan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uriname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8">
            <text:p>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aziland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60">
            <text:p>6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ede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0">
            <text:p>7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ede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3">
            <text:p>7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ede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6">
            <text:p>7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itzer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4">
            <text:p>7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itzer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6">
            <text:p>7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itzer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itzer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witzerland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9">
            <text:p>7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Syria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aiwan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ajikistan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anzania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74">
            <text:p>7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hailand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hailand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9">
            <text:p>8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ogo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nisia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nisia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rkey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ganda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">
            <text:p>3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63">
            <text:p>6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66">
            <text:p>6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67">
            <text:p>6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68">
            <text:p>6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kraine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97">
            <text:p>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nited Arab Emirates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50">
            <text:p>50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nited Arab Emirates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55">
            <text:p>5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nited Kingdom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5">
            <text:p>7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nited Kingdom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7">
            <text:p>7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nited Kingdom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8">
            <text:p>7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nited Kingdom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79">
            <text:p>7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94">
            <text:p>9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95">
            <text:p>9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96">
            <text:p>96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97">
            <text:p>9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98">
            <text:p>98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ruguay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99">
            <text:p>9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Uzbekistan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anuatu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anuatu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5">
            <text:p>5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enezuela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ietnam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Yemen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Zambia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9">
            <text:p>9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Zimbabwe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11">
            <text:p>11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Zimbabwe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3">
            <text:p>23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Zimbabwe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91">
            <text:p>91</text:p>
          </table:table-cell>
          <table:table-cell table:number-columns-repeated="253"/>
        </table:table-row>
        <table:table-row table:style-name="ro1" table:number-rows-repeated="651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/04/2009</text:date>, <text:time>18.16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01T13:01:59</meta:creation-date>
    <dc:date>2009-04-01T18:16:52</dc:date>
    <meta:editing-cycles>1</meta:editing-cycles>
    <meta:editing-duration>PT5H14M55S</meta:editing-duration>
    <meta:user-defined meta:name="Info 1"/>
    <meta:user-defined meta:name="Info 2"/>
    <meta:user-defined meta:name="Info 3"/>
    <meta:user-defined meta:name="Info 4"/>
    <meta:document-statistic meta:table-count="3" meta:cell-count="1242"/>
  </office:meta>
</office:document-meta>
</file>